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5.006cm" style:rel-column-width="19297*"/>
    </style:style>
    <style:style style:name="Tabel1.B" style:family="table-column">
      <style:table-column-properties style:column-width="11.994cm" style:rel-column-width="46238*"/>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3ece0" officeooo:paragraph-rsid="0003ece0"/>
    </style:style>
    <style:style style:name="P2" style:family="paragraph" style:parent-style-name="Text_20_body">
      <style:text-properties officeooo:rsid="00094be3" officeooo:paragraph-rsid="00094be3"/>
    </style:style>
    <style:style style:name="P3" style:family="paragraph" style:parent-style-name="Text_20_body">
      <style:text-properties officeooo:rsid="00094be3" officeooo:paragraph-rsid="000b2ce1"/>
    </style:style>
    <style:style style:name="P4" style:family="paragraph" style:parent-style-name="Text_20_body">
      <style:text-properties officeooo:rsid="000b2ce1" officeooo:paragraph-rsid="000b2ce1"/>
    </style:style>
    <style:style style:name="P5" style:family="paragraph" style:parent-style-name="Subtitle">
      <style:text-properties officeooo:rsid="0003ece0" officeooo:paragraph-rsid="0003ece0"/>
    </style:style>
    <style:style style:name="P6" style:family="paragraph" style:parent-style-name="Title">
      <style:text-properties officeooo:rsid="0003ece0" officeooo:paragraph-rsid="0003ece0"/>
    </style:style>
    <style:style style:name="P7" style:family="paragraph" style:parent-style-name="Table_20_Contents">
      <style:text-properties officeooo:rsid="00094be3" officeooo:paragraph-rsid="000b2ce1"/>
    </style:style>
    <style:style style:name="P8" style:family="paragraph" style:parent-style-name="Table_20_Contents">
      <style:text-properties officeooo:rsid="000b2ce1" officeooo:paragraph-rsid="000b2ce1"/>
    </style:style>
    <style:style style:name="P9" style:family="paragraph" style:parent-style-name="Table_20_Heading">
      <style:text-properties officeooo:rsid="00094be3" officeooo:paragraph-rsid="000b2ce1"/>
    </style:style>
    <style:style style:name="P10" style:family="paragraph" style:parent-style-name="Text_20_body" style:list-style-name="L1">
      <style:text-properties officeooo:rsid="0003ece0" officeooo:paragraph-rsid="0003ece0"/>
    </style:style>
    <style:style style:name="P11" style:family="paragraph" style:parent-style-name="Text_20_body" style:list-style-name="L2">
      <style:text-properties officeooo:rsid="0003ece0" officeooo:paragraph-rsid="0003ece0"/>
    </style:style>
    <style:style style:name="P12" style:family="paragraph" style:parent-style-name="Text_20_body" style:list-style-name="L3">
      <style:text-properties officeooo:rsid="000513c1" officeooo:paragraph-rsid="000513c1"/>
    </style:style>
    <style:style style:name="P13" style:family="paragraph" style:parent-style-name="Text_20_body" style:list-style-name="L3">
      <style:text-properties officeooo:rsid="000648f7" officeooo:paragraph-rsid="000648f7"/>
    </style:style>
    <style:style style:name="P14" style:family="paragraph" style:parent-style-name="Text_20_body" style:list-style-name="L4">
      <style:text-properties officeooo:rsid="0007bea2" officeooo:paragraph-rsid="0007bea2"/>
    </style:style>
    <style:style style:name="P15" style:family="paragraph" style:parent-style-name="Text_20_body" style:list-style-name="L5">
      <style:text-properties officeooo:rsid="0007bea2" officeooo:paragraph-rsid="0007bea2"/>
    </style:style>
    <style:style style:name="P16" style:family="paragraph" style:parent-style-name="Text_20_body" style:list-style-name="L6">
      <style:text-properties officeooo:rsid="0007bea2" officeooo:paragraph-rsid="0007bea2"/>
    </style:style>
    <style:style style:name="P17" style:family="paragraph" style:parent-style-name="Text_20_body" style:list-style-name="L5">
      <style:text-properties officeooo:rsid="0008ae27" officeooo:paragraph-rsid="0008ae27"/>
    </style:style>
    <style:style style:name="P18" style:family="paragraph" style:parent-style-name="Text_20_body" style:list-style-name="L6">
      <style:text-properties officeooo:rsid="0008ae27" officeooo:paragraph-rsid="0008ae27"/>
    </style:style>
    <style:style style:name="P19" style:family="paragraph" style:parent-style-name="Text_20_body" style:list-style-name="L7">
      <style:text-properties officeooo:rsid="0008ae27" officeooo:paragraph-rsid="0008ae27"/>
    </style:style>
    <style:style style:name="P20" style:family="paragraph" style:parent-style-name="Text_20_body">
      <style:text-properties officeooo:rsid="000e86d9" officeooo:paragraph-rsid="000e86d9"/>
    </style:style>
    <style:style style:name="P21" style:family="paragraph" style:parent-style-name="Heading_20_1">
      <style:text-properties officeooo:rsid="0003ece0" officeooo:paragraph-rsid="0003ece0"/>
    </style:style>
    <style:style style:name="P22" style:family="paragraph" style:parent-style-name="Heading_20_1">
      <style:text-properties officeooo:rsid="0007bea2" officeooo:paragraph-rsid="0007bea2"/>
    </style:style>
    <style:style style:name="P23" style:family="paragraph" style:parent-style-name="Heading_20_1">
      <style:paragraph-properties fo:break-before="page"/>
      <style:text-properties officeooo:rsid="0003ece0" officeooo:paragraph-rsid="0003ece0"/>
    </style:style>
    <style:style style:name="P24" style:family="paragraph" style:parent-style-name="Heading_20_2">
      <style:text-properties officeooo:rsid="0007bea2" officeooo:paragraph-rsid="0007bea2"/>
    </style:style>
    <style:style style:name="P25" style:family="paragraph" style:parent-style-name="Heading_20_2">
      <style:text-properties officeooo:rsid="0008ae27" officeooo:paragraph-rsid="0008ae27"/>
    </style:style>
    <style:style style:name="P26" style:family="paragraph" style:parent-style-name="Heading_20_2">
      <style:text-properties officeooo:rsid="00094be3" officeooo:paragraph-rsid="00094be3"/>
    </style:style>
    <style:style style:name="P27" style:family="paragraph" style:parent-style-name="Heading_20_3">
      <style:text-properties officeooo:rsid="000b2ce1" officeooo:paragraph-rsid="000b2ce1"/>
    </style:style>
    <style:style style:name="P28" style:family="paragraph" style:parent-style-name="Heading_20_3">
      <style:text-properties officeooo:rsid="000b7eed" officeooo:paragraph-rsid="000b7eed"/>
    </style:style>
    <style:style style:name="T1" style:family="text">
      <style:text-properties fo:font-weight="bold" style:font-weight-asian="bold" style:font-weight-complex="bold"/>
    </style:style>
    <style:style style:name="T2" style:family="text">
      <style:text-properties officeooo:rsid="000b2ce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06cm" fo:text-indent="-0.635cm" fo:margin-left="1.7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1cm" fo:text-indent="-0.635cm" fo:margin-left="2.3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6cm" fo:text-indent="-0.635cm" fo:margin-left="2.9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1cm" fo:text-indent="-0.635cm" fo:margin-left="3.6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6cm" fo:text-indent="-0.635cm" fo:margin-left="4.2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1cm" fo:text-indent="-0.635cm" fo:margin-left="4.8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6cm" fo:text-indent="-0.635cm" fo:margin-left="5.5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1cm" fo:text-indent="-0.635cm" fo:margin-left="6.1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6cm" fo:text-indent="-0.635cm" fo:margin-left="6.7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1cm" fo:text-indent="-0.635cm" fo:margin-left="7.4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inJezelf software ontwerp</text:p>
      <text:p text:style-name="P5">Ronald Bos</text:p>
      <text:p text:style-name="P5">Marten Tamerius</text:p>
      <text:p text:style-name="P5">Juli 2014</text:p>
      <text:h text:style-name="P23" text:outline-level="1">Kickoff ideeën</text:h>
      <text:h text:style-name="Heading_20_2" text:outline-level="2">Doel van de app</text:h>
      <text:p text:style-name="P1">Een "life companion" die je helpt om goede gewoontes te trainen, om een gebalanceerder/gezonder leven te leiden. Dit kan bijv. ter ondersteuning van een traject bij een psycholoog of coach zijn, of gewoon als je bepaalde nieuwe gewoontes in je leven wilt invoeren.</text:p>
      <text:h text:style-name="Heading_20_2" text:outline-level="2">Doelgroep</text:h>
      <text:p text:style-name="P1">In eerste instantie denk ik aan mensen die in therapie of coaching zijn. Maar er zijn denk ik veel andere toepassingsgebieden te bedenken.</text:p>
      <text:h text:style-name="Heading_20_2" text:outline-level="2">Eisen/wensen</text:h>
      <text:p text:style-name="P1">De volgende zaken vind ik belangrijk:</text:p>
      <text:list xml:id="list2918791507590457882" text:style-name="L1">
        <text:list-item>
          <text:p text:style-name="P10">dat de app super simpel werkt, er eenvoudig uitziet, intuïtief te gebruiken is, geen overbodige features bevat.</text:p>
        </text:list-item>
        <text:list-item>
          <text:p text:style-name="P10">Hij moet 1 ding doen, en dat goed doen. Meer niet.</text:p>
        </text:list-item>
        <text:list-item>
          <text:p text:style-name="P10">dat deze app gratis is.</text:p>
        </text:list-item>
        <text:list-item>
          <text:p text:style-name="P10">GEEN F***ING RECLAME!!!</text:p>
        </text:list-item>
        <text:list-item>
          <text:p text:style-name="P10">ik hoef er niet aan te verdienen, ik doe het voor de lol en om er van te leren</text:p>
        </text:list-item>
        <text:list-item>
          <text:p text:style-name="P10">delen via sociale netwerken: liever niet. Dit is voor jezelf, het brengt een bepaalde rust er in.</text:p>
        </text:list-item>
        <text:list-item>
          <text:p text:style-name="P10">dat de app aanvoelt als een native app</text:p>
        </text:list-item>
      </text:list>
      <text:p text:style-name="P1">De absolute basis is dat je voor jezelf een tekstuele reminder kunt instellen die op random momenten (instelbaar, bijv. 3 x per uur, 2 keer per week, etc.) op het scherm wordt getoond en dat je bijv. een tril krijgt en/of een (niet te opdringend) geluidje.</text:p>
      <text:p text:style-name="P1">Daarnaast is mijn grote wens dat het er esthetisch mooi uitziet. Mooie/rustige layout van de schermen, mooie kleuren, mooie foto's, mooi lettertype. Als ik een sfeer zou schetsen: die van een sauna, of fijne vakantieplek waar je geweest bent. Natuur, water, zee, bergen, warmte, zonneschijn, vrienden, familie, lekker eten, een verfrissende onweersbui. Dat soort associaties.</text:p>
      <text:p text:style-name="P1">De app moet uiteindelijk helpen om lief/mild voor jezelf te zijn, en dat mag de app dan ook uitstralen. Ik kan me voorstellen dat het wat werk vergt om hier de goede toon te raken. Het moet niet te weeïg worden.</text:p>
      <text:p text:style-name="P1">Wat misschien nog wel leuk zou zijn als mogelijke feature is, dat vrienden die je toestemming geeft je kunnen helpen herinneren (je social support network). Dit is misschien iets om tegen potentiële gebruikers aan te houden.</text:p>
      <text:h text:style-name="Heading_20_2" text:outline-level="2"><text:soft-page-break/>Uitvoering</text:h>
      <text:p text:style-name="P1">De bloom app (heb je die al gezien?) heb ik even geprobeerd, die vind ik duidelijk te ingewikkeld en te "druk". Bovendien mist die iets essentieels: de frequentie van de reminders kan niet korter dan een dag zijn. Ook is deze app niet cross-platform, wat volgens mij een must is.</text:p>
      <text:p text:style-name="P1">Wat ik wel een leuk idee vind, is dat de app al een voorbeeld reminder bevat, en wat mooie foto's die je kunt gebruiken. Wat dat betreft geloof ik in goed gekozen defaults.</text:p>
      <text:h text:style-name="Heading_20_2" text:outline-level="2">Doelgroep</text:h>
      <text:p text:style-name="P1">Wie nemen we mee op reis? Ik wil in ieder geval Huibert Steen er bij betrekken. Maar misschien ook vroegere therapeuten; eventueel in een latere fase. Hier ben ik nog niet over uit.</text:p>
      <text:p text:style-name="P1">Daarnaast lijkt me het leuk om een paar test gebruikers te hebben die we vanaf het begin kunnen laten <text:s/>meelopen, vooral om samen te leren wat we nu eigenlijk belangrijk vinden en willen.</text:p>
      <text:h text:style-name="Heading_20_2" text:outline-level="2">Leerdoelen voor onszelf</text:h>
      <text:p text:style-name="P1">Dit is wat ik zelf zou willen leren:</text:p>
      <text:p text:style-name="P1"><text:s text:c="4"/>Android App programmeren</text:p>
      <text:list xml:id="list5946842350823001732" text:style-name="L2">
        <text:list-item>
          <text:p text:style-name="P11">Van jou een stukje leren hoe iOS app ontwikkeling gaat</text:p>
        </text:list-item>
        <text:list-item>
          <text:p text:style-name="P11">Hoe publiceer je een app in een store?</text:p>
        </text:list-item>
        <text:list-item>
          <text:p text:style-name="P11">Ben ik nog niet uit: cross-platfrom app ontwikkeling, is dat haalbaar/wenselijk? Bijv. met Xamarin (nadeel: betaalde licentie)</text:p>
        </text:list-item>
        <text:list-item>
          <text:p text:style-name="P11">Ben ik nog niet uit: "native" app ontwikkeling onder Android leren (in Java, wel te verstaan. C lijkt me iets te veel native :)). Mogelijk is cross-platform toch een goed startpunt om snel iets te hebben.</text:p>
        </text:list-item>
      </text:list>
      <text:h text:style-name="P21" text:outline-level="1">Data model</text:h>
      <text:p text:style-name="P1">Centrale data item van de app is de <text:span text:style-name="T1">Reminder</text:span>. Deze bevat de volgende items:</text:p>
      <text:list xml:id="list337704831619933920" text:style-name="L3">
        <text:list-item>
          <text:p text:style-name="P12">String text;</text:p>
        </text:list-item>
        <text:list-item>
          <text:p text:style-name="P12">Enum PERIOD (DAILY, WEEKLY, etc.)</text:p>
        </text:list-item>
        <text:list-item>
          <text:p text:style-name="P13">int notifiesPerPeriod;</text:p>
        </text:list-item>
        <text:list-item>
          <text:p text:style-name="P12">Referentie naar een foto uit de bibliotheek</text:p>
        </text:list-item>
      </text:list>
      <text:h text:style-name="P22" text:outline-level="1">Deelontwerpen</text:h>
      <text:h text:style-name="P24" text:outline-level="2">Notificatie</text:h>
      <text:list xml:id="list3513389824029469800" text:style-name="L4">
        <text:list-item>
          <text:p text:style-name="P14">Elke “reminder” krijgt zijn eigen notificatie.</text:p>
        </text:list-item>
        <text:list-item>
          <text:p text:style-name="P14"><text:soft-page-break/>Als notificatie eenmaal is getoond en gebruiker doet er niets mee, dan geen nieuwe notificaties aanmaken.</text:p>
        </text:list-item>
      </text:list>
      <text:h text:style-name="P24" text:outline-level="2">Overzichts view</text:h>
      <text:list xml:id="list4534199488345369349" text:style-name="L5">
        <text:list-item>
          <text:p text:style-name="P15">Grid / collection view</text:p>
        </text:list-item>
        <text:list-item>
          <text:p text:style-name="P15">Als je op een tegel klikt, zoomt hij in en gaat zo over in de edit view</text:p>
        </text:list-item>
        <text:list-item>
          <text:p text:style-name="P15">Als je een longpress doet op een tegel, dan kun je hem weggooien. Kan met een button die tevoorschijn komt, maar misschien zou je de tegel ook kunnen wegslepen naar een prullenbakje.</text:p>
        </text:list-item>
        <text:list-item>
          <text:p text:style-name="P15">Met een plusje in de balk kun je nieuwe tegels maken. Idee: het nieuwe item verschijnt (zichtbaar voor de gebruiker) in de grid view, en daarna opent hij vanzelf naar de edit view (zoomen).</text:p>
        </text:list-item>
        <text:list-item>
          <text:p text:style-name="P17">Je moet een reminder kunnen disablen</text:p>
        </text:list-item>
      </text:list>
      <text:h text:style-name="P24" text:outline-level="2">Edit / detail view</text:h>
      <text:list xml:id="list8401125323986981599" text:style-name="L6">
        <text:list-item>
          <text:p text:style-name="P16">Layout analoog houden aan hoe de tegel er uit ziet</text:p>
        </text:list-item>
        <text:list-item>
          <text:p text:style-name="P16">Knoppen “opslaan” en “annuleren”</text:p>
        </text:list-item>
        <text:list-item>
          <text:p text:style-name="P16">Frequentie instelbaar d.m.v. rijtje knoppen 1-8</text:p>
        </text:list-item>
        <text:list-item>
          <text:p text:style-name="P16">Periode zouden ook knoppen kunnen zijn</text:p>
        </text:list-item>
        <text:list-item>
          <text:p text:style-name="P18">Teksten: standaard set waar je uit kan kiezen, en je kunt je eigen tekst toevoegen</text:p>
        </text:list-item>
      </text:list>
      <text:h text:style-name="P25" text:outline-level="2">Open puntjes</text:h>
      <text:list xml:id="list6034943215735726631" text:style-name="L7">
        <text:list-item>
          <text:p text:style-name="P19">Hoe kunnen we “template teksten” en zelf invoerbare teksten combineren?</text:p>
        </text:list-item>
        <text:list-item>
          <text:p text:style-name="P19">Hoe disable/enable je reminders die in het overzicht staan?</text:p>
        </text:list-item>
      </text:list>
      <text:h text:style-name="P26" text:outline-level="2">Notificatie<text:span text:style-name="T2">s</text:span></text:h>
      <text:p text:style-name="P4">Deze paragraaf bevat het ontwerp en overwegingen voor het notificatie mechanisme.</text:p>
      <text:h text:style-name="P27" text:outline-level="3">Nieuwe notificatie als vorige nog niet is bekeken</text:h>
      <text:p text:style-name="P2">De regel dat een notificatie niet opnieuw wordt getoond als <text:span text:style-name="T2">de vorige</text:span> nog niet is <text:span text:style-name="T2">weggehaald</text:span> levert de vraag op of we hier dynamisch het notificatieschema op gaan aanpassen. We zouden het zo kunnen doen: het notificatie schedule wordt niet aangepast, maar het notificatie mechanisme bepaalt <text:span text:style-name="T2">op het trigger moment </text:span>of er nog een notificatie openstaat. Zo ja, dan geen nieuwe aanmaken en deze trigger negeren.</text:p>
      <text:p text:style-name="P4">Dit geeft de gebruiker meteen de mogelijkheid om het notificatieproces te “onderbreken” door een notificatie niet weg te halen. Ook geeft dit de mogelijkheid om in de toekomst een optie in te <text:soft-page-break/>bouwen waarmee de notificatie wel kan worden gegeven, ook al staat de vorige nog open; hiermee kan een gebruiker zichzelf juist een extra “schop onder de kont” geven :) als hij een vorige notificatie nog niet heeft bekeken.</text:p>
      <text:h text:style-name="P27" text:outline-level="3">Scheduling</text:h>
      <text:p text:style-name="P3">Input: N keer per uur/dag/week/maand, dode tijd <text:span text:style-name="T2">per dag</text:span> (bijv. tussen 22.00 en 7.00 uur).</text:p>
      <text:p text:style-name="P3">De N notificaties worden in de actieve tijd gescheduled. Hoe gaat dit werken? Voorbeelden.</text:p>
      <table:table table:name="Tabel1" table:style-name="Tabel1">
        <table:table-column table:style-name="Tabel1.A"/>
        <table:table-column table:style-name="Tabel1.B"/>
        <table:table-header-rows>
          <table:table-row>
            <table:table-cell table:style-name="Tabel1.A1" office:value-type="string">
              <text:p text:style-name="P9">Frequentie</text:p>
            </table:table-cell>
            <table:table-cell table:style-name="Tabel1.B1" office:value-type="string">
              <text:p text:style-name="P9">Notificateschema bij actieve tijd 7.00 tot 22.00 uur (15 uur)</text:p>
            </table:table-cell>
          </table:table-row>
        </table:table-header-rows>
        <table:table-row>
          <table:table-cell table:style-name="Tabel1.A2" office:value-type="string">
            <text:p text:style-name="P7">5 keer per uur</text:p>
          </table:table-cell>
          <table:table-cell table:style-name="Tabel1.B2" office:value-type="string">
            <text:p text:style-name="P7">Deze dag moeten er 5 * 15 = 75 notificaties worden gegeven. Deze worden random verdeeld over de tijd van die dag. Het kan voorkomen dat het ene uur 6 of 7 notificaties worden gegeven, en het andere uur 4 of 3.</text:p>
          </table:table-cell>
        </table:table-row>
        <table:table-row>
          <table:table-cell table:style-name="Tabel1.A2" office:value-type="string">
            <text:p text:style-name="P7">5 keer per dag</text:p>
          </table:table-cell>
          <table:table-cell table:style-name="Tabel1.B2" office:value-type="string">
            <text:p text:style-name="P8">Verdeel 5 notificaties random over de 15 actieve uur van deze dag.</text:p>
          </table:table-cell>
        </table:table-row>
        <table:table-row>
          <table:table-cell table:style-name="Tabel1.A2" office:value-type="string">
            <text:p text:style-name="P7">5 keer per week</text:p>
          </table:table-cell>
          <table:table-cell table:style-name="Tabel1.B2" office:value-type="string">
            <text:p text:style-name="P8">Verdeel de 5 notificaties van deze week random over de 7 dagen. Per dag vervolgens de notificatie(s) van die dag random verdelen over de actieve tijd.</text:p>
          </table:table-cell>
        </table:table-row>
        <table:table-row>
          <table:table-cell table:style-name="Tabel1.A2" office:value-type="string">
            <text:p text:style-name="P7">5 keer per maand</text:p>
          </table:table-cell>
          <table:table-cell table:style-name="Tabel1.B2" office:value-type="string">
            <text:p text:style-name="P8">Verdeel de 5 notificaties van deze maand random over de dagen van deze maand. Per dag vervolgens de notificatie(s) van die dag random verdelen over de actieve tijd.</text:p>
          </table:table-cell>
        </table:table-row>
      </table:table>
      <text:h text:style-name="P28" text:outline-level="3">Basis algoritme</text:h>
      <text:p text:style-name="P20">@@TODO</text:p>
      <text:h text:style-name="P28" text:outline-level="3">Aantal notificaties voor gedeeltelijke periode</text:h>
      <text:p text:style-name="P4">Bij het instellen van een notificatie schema zal er altijd sprake zijn van dat de eerste periode gedeeltelijk al verstreken is (gedeelte van huidige uur/dag/week/maand). Het aantal notificaties dat nog moet worden gescheduled voor deze gedeeltelijke periode moet naar rato worden bepaald.</text:p>
      <text:h text:style-name="P28" text:outline-level="3">Randomness/jitter</text:h>
      <text:p text:style-name="P4">De randomness (jitter) in de notificatie tijden is een belangrijk onderdeel van de app. Deze moet begrensd worden om een al te chaotisch gedrag te voorkomen. Wat we willen is: de notificaties worden ongeveer volgens het schema gegeven, maar met zoveel randomness dat het patroon tot op zekere hoogte verrassend blijft.</text:p>
      <text:h text:style-name="P27" text:outline-level="3">Notificaties voor meerdere reminders</text:h>
      <text:p text:style-name="P4">Als de gebruiker meerdere reminders heeft ingesteld worden de notificaties van deze reminders elk afzonderlijk als losse processen behandeld. Ze beïnvloeden elkaar nie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1:55:00.898000000</meta:creation-date>
    <dc:date>2014-08-09T16:08:11.424084089</dc:date>
    <meta:editing-duration>PT22S</meta:editing-duration>
    <meta:editing-cycles>6</meta:editing-cycles>
    <meta:generator>LibreOffice/4.2.4.2$Linux_X86_64 LibreOffice_project/420m0$Build-2</meta:generator>
    <dc:creator>Ronald Bos</dc:creator>
    <meta:document-statistic meta:table-count="1" meta:image-count="0" meta:object-count="0" meta:page-count="5" meta:paragraph-count="86" meta:word-count="1279" meta:character-count="7472" meta:non-whitespace-character-count="6303"/>
  </office:meta>
</office:document-meta>
</file>